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yeux d'Elliot balayaient la place sans repos, son visage éclairé d'un air où son habituel hébétement le disputait pour une fois à une certaine appréhension. Si son insatiable curiosité maintenait comme toujours tous ses sens en ébullition, le jeune homme était au fait de la réputation du quartier dans lequel il se trouvait. En tant que fils de « bonne famille », on lui avait formellement interdit enfant de s'aventurer dans les environs de Shoreditch, bas-fonds de la capitale britannique où se mêlaient brigands et hommes de peu de foi. Et pourtant des années après il se tenait là, immobile, une drôle d'enveloppe à la main, s'émerveillant un large sourire aux lèvres du fourmillement de la vie dans le pire district de Londre. Ses mains tremblaient. D'excitation.</text:p>
      <text:p text:style-name="Standard"/>
      <text:p text:style-name="Standard">Tel un enfant à qui on avait promis une journée au parc d'attractions (anachronisme bonjour), Elliot Elias Edwards bouillonnait intérieurement d'agitation. Les dernières semaines de sa vie avaient été pour le moins mouvementées -et c'était dire vue la vie de patachon du garçon- et sa curiosité avait été piquée à un stade jamais atteint auparavant. Tout avait commencé un peu plus d'une semaine plus tôt, alors que l'aventurier se trouvait au Portugal à conter dans des soirées mondaines les merveilles qu'il avait vues lors de son dernier voyage. Un nuit, dans ses appartements, le blondin eut une vision inédite. Une illumination, une révélation -appelez ça comme vous voulez. Lui qui n'avait jamais été un fervent croyant s'était vu envahi d'une foi nouvelle, et lorsque quelques jours plus tard un petit groupe d'étranges personnages était venu à sa rencontre, se présentant comme des adeptes de ladite foi et lui transmettant une adresse où se rendre au plus vite pour en savoir plus, Elliot n'avait pas hésité un seul instant et avait sauté dans la première galère en direction de son pays natal.</text:p>
      <text:p text:style-name="Standard"/>
      <text:p text:style-name="Standard">L'adresse en question menait droit à un café on ne peut plus simple de Londres, dans le quartier familier de Trafalgar Square. Si le bâtiment ne payait pas de mine, une étrange impression de familiarité s'en dégageait -alors que l'aventurier était catégorique quant au fait qu'il n'y avait jamais mis les pieds. Cette sensation devint une évidence lorsque, après un quart de seconde à hésiter, ce dernier se décida à franchir le pas de la porte de l'établissement. Cet endroit n'était pas qu'un lieu familier. Non, c'était bien plus ça. C'était son véritable foyer. Là où il [i]appartenait[/i]. Aussi incroyable que cela puisse paraître, on l'attendait. Des gens l’accueillirent comme l'un des leurs, et commencèrent à satisfaire sa curiosité. Commencèrent seulement. On lui parla d'un Dieu. De plusieurs Dieux. En éveil. Et dont la « survie » dépendait -entre autres- de sa foi à lui. Pléthore d'informations aussi improbables que déstabilisantes. Pour le commun des mortels. Mais Elliot n'était pas commun. Il accueillit cette « nouveauté » avec son détachement habituel. Après tout, « rien n'est grave », n'est-ce pas ? Pire, totalement inconscient de l'ampleur du bouleversement qui venait de se produire dans l'essence même de son existence, le garçon s'était émerveillé devant ces changements.</text:p>
      <text:p text:style-name="Standard"/>
      <text:p text:style-name="Standard">Pourquoi donc n'était-il pas empreint de la panique la plus totale face à ces événements rocambolesques et difficilement concevables, me demanderez-vous ? Eh bien... Principalement car c'était un abruti insouciant infoutu de réaliser ce qu'il se passait autour de lui. Mais également car le lot de mystères qui enveloppait ce nouveau paradigme avait largement de quoi attiser sa soif de (mes)aventures. L'« entretien » dura un moment -difficile d'estimer avec précision, Elliot avait perdu la notion du temps depuis un moment lorsqu'il se termina et il s'était fait voler sa montre il y a bien longtemps de cela...- et se conclut lorsque ses instructeurs lui apprirent qu'il lui restait une mission à accomplir afin de compléter son introduction dans ce nouveau culte. Mission aux allures on ne peut plus simple : récupérer une missive dans le quartier de <text:s/>Shoreditch et la rapporter au café. Le bourgeois aux yeux azur accepta sans hésiter et se précipita vers la porte. Une voix l'interrompit alors qu'il s'apprêtait à la franchir d'un bond. Un dernier détail lui fut alors communiqué : Cette nouvelle aventure se vivait à deux. </text:p>
      <text:p text:style-name="Standard"/>
      <text:p text:style-name="Standard">« Tu comprendras quand tu verras. »</text:p>
      <text:p text:style-name="Standard"/>
      <text:p text:style-name="Standard"><text:soft-page-break/>Le regard toujours perdu à contempler les misérables habitants de ce taudis qu'ils appelaient « quartier », un homme dont l'accoutrement jurait avec force avec le tableau dressé sous ses yeux attendait. Son binôme ne devrait pas tarder. Elliot était à des années lumières de s'imaginer que la rencontre qu'il s'apprêtait à faire allait changer sa vie à jamais. Pour changer...</text:p>
      <text:p text:style-name="Standard">Un léger sursaut de surprise alors qu'une main délicate se saisit de la sienne. Elliot se retourne soudainement pour faire face à celle qui n'a pas hésité un seul instant à approcher -et toucher- un inconnu, légèrement surpris par cet acte si inconscient -lui qui pensait avoir le monopole de la niaiserie. Ses yeux eurent à peine le temps de se poser sur l'importune que déjà celle-ci se met à lire les lignes de sa main, débitant avec un rythme et une précision un peu trop élevés la situation précise dans laquelle le jeune homme se trouvait. Ce dernier reste coi l'espace d'un instant, lui laissant tout le loisir de finir sa tirade tandis que ses yeux clignent un peu trop rapidement, l'air ahuri qui lui sied si bien ancré sur son visage.</text:p>
      <text:p text:style-name="Standard"/>
      <text:p text:style-name="Standard">Le silence retombe. Brièvement. En d'autres circonstances, le conteur aurait probablement gratifié la diseuse de bonne aventure d'un sourire amusé accompagné d'un compliment sur l'exactitude de sa divination. Mais, alors que ses lèvres s'écartent pour parler, la petite blonde délaisse du regard sa main et relève la tête. Alors leurs regards se croisent pour la première fois et les mots s'arrêtent instantanément dans la gorge d'un Elliot a l'air encore plus ahuri que d'habitude. Son faciès est parcouru d'une multitude d'expressions avant de s'arrêter sur un sourire satisfait.</text:p>
      <text:p text:style-name="Standard"/>
      <text:p text:style-name="Standard">[i]« Tu comprendras quand tu verras. »[/i]</text:p>
      <text:p text:style-name="Standard"/>
      <text:p text:style-name="Standard">Les derniers mots du prêtre résonnèrent dans sa tête tandis qu'après avoir [i]vu[/i], il [i]comprenait[/i]. C'était une évidence. Ce petit bout de femme et lui étaient liés, connectés par un lien indéfectible, qu'il ne comprenait absolument pas mais qu'il ne pouvait nier. Il n'y avait pas le moindre doute. Une sensation de complétude s'empara du jeune homme. Toute cette histoire était bien trop fraîche dans sa tête et sa logique lui échappait totalement, mais il s'en fichait royalement. Une fois n'est pas coutume, s'être jeté tête baissée dans une aventure dont il ne connaissait ni les tenants ni les aboutissants semblait pour une fois lui avoir souri. Seule ombre au tableau, ce sentiment d'accomplissement se mêlait maintenant qu'il observait avec un peu plus d'attention la jeune fille à un autre de familiarité. Elliot n'arrivait pas à mettre le doigt dessus, mais la jeune femme lui rappelait définitivement quelqu'un. De pareils yeux verrons, ça ne s'oublie pas... L'aventurier décida de remettre cette question à plus tard -comme il le faisait si souvent- et se lança une nouvelle fois dans une tirade à son tour.</text:p>
      <text:p text:style-name="Standard"/>
      <text:p text:style-name="Standard">-Oh ! Donc c'est toi qui...</text:p>
      <text:p text:style-name="Standard"/>
      <text:p text:style-name="Standard">Les mots moururent à nouveau dans sa gorge alors que ses yeux azurés fixaient désormais alternativement la montre qui s'était mise à se balancer devant eux et l'air goguenard de la blondinette. La béatitude sur son visage avait brusquement laissé place à une incompréhension absolue. Éclairés par la maigre lumière du discret soleil, trois lettres gravées dans la poudre d'or qui recouvrait la montre se reflétaient dans ses pupilles. Ou plutôt, une lettre estampillée trois fois : « E.E.E. » ; ses initiales. Cette montre était la sienne, maigre héritage de son défunt -et guère regretté- père, qu'on lui avait dérobé des années auparavant lors d'une soirée un peu trop... Well, une soirée somme toute normale où l'on avait abusé de la naïveté du garçon. En attendant... En attendant, soit ce fameux « Shou », Dieu dont il entendait parler depuis quelques jours lui jouait une plaisanterie douteuse, soit la coïncidence était troublante. Amusé -comme à son habitude- par sa crasse ignorance de la situation, Elliot gratifia Annabeth de son plus majestueux sourire et tendit la main vers la montre qui continuait à osciller avant de finalement parvenir à articuler une phrase.</text:p>
      <text:p text:style-name="Standard"/>
      <text:p text:style-name="Standard">-Le temps file comme les voleurs... Je crois que ceci m'appartient, et je veux bien que tu me le rendes.</text:p>
      <text:p text:style-name="Standard"><text:soft-page-break/>Après avoir fait mine de considérer sérieusement accéder à la requête d'Elliot, prenant une position et une expression de réflexion grandement exagérées, la petite blonde libéra un simple « non » extrêmement détaché comme si de rien n'était, avant de lui lâcher un nouveau sourire et une explication ridicule et ayant très clairement vocation à l'irriter. Manque de veine pour la voleuse, elle n'était pas tombé sur le bon larron pour ça. « Non » ? Le conteur arqua brièvement un sourcil un peu surpris avant de revêtir son infatigable sourire. Il la regarda s'éloigner en gambadant, un nouveau frisson de curiosité lui parcourant l'échine. De quel drôle de personnage avait-il été affublé là ?</text:p>
      <text:p text:style-name="Standard"/>
      <text:p text:style-name="Standard">Elliot ne lui avouerait sans doute pas tout de suite, mais cette montre n'avait pratiquement aucune valeur à ses yeux -à part celle de lui indiquer à ce moment précis à quel genre de déloyale teigne il avait à faire. C'était un cadeau de son père, datant de sa jeune enfance. Le blondin ne portait pas son géniteur dans son cœur et son décès ne l'avait pas affecté outre mesure, alors autant dire que cet héritage n'avait que très peu de valeur. Et puis de toute façon, rien n'est grave, n'est-ce pas ? L'ancien membre de la bourgeoisie regarda sa partenaire d'infortune tenter de l'appâter avec le fameux bijou, l'entendant -plus qu'il ne l'écoutait- déblatérer comme quoi il fallait qu'ils se mettent en route et autres évidences, et lâcha un petit rire amusé.</text:p>
      <text:p text:style-name="Standard"/>
      <text:p text:style-name="Standard">-Tu parles beaucoup, pour quelqu'un avec une si petite bouche.</text:p>
      <text:p text:style-name="Standard"/>
      <text:p text:style-name="Standard">La pique tomba légèrement à plat, la jeune femme étant soudainement trop occupée à réaliser qu'un -très- jeune détrousseur venait de lui arracher la fameuse missive qu'on lui avait confiée. Elle planta ses yeux bicolores dans les siens, ses pommettes ayant tout à coup pris une teinte pivoine et se mit à balbutier des bouts de phrase, cédant visiblement à la panique. Assez ironiquement, ce furent les mots « C’n’est pas drôle du tout » qui achevèrent d'amuser Elliot, qui éclata d'un franc rire alors qu'elle passait en cavalant à côté de lui.</text:p>
      <text:p text:style-name="Standard"/>
      <text:p text:style-name="Standard">-Ah... Ces jeunes...* Lâcha-t-il. Puis il leur emboîta le pas en courant.</text:p>
      <text:p text:style-name="Standard">*élue phrase la plus ironique de l'année 1850, ndlr</text:p>
      <text:p text:style-name="Standard"/>
      <text:p text:style-name="Standard">Elliot avait beau être un jeune homme en bonne forme physique et probablement à un âge idéal pour ce genre d'activité, il était loin d'être un athlète et -contrairement aux deux jeunes gens qu'il essayait de rattraper- n'était clairement pas coutumier des courses-poursuites dans les ruelles étroites des quartiers mal famés, comme en témoigna peu de temps après la gamelle qu'il se ramassa en se prenant les pieds dans un cageot qui avait échappé à sa vigilance. Le blondin s'étala dans un grognement de tout son long sur les pavés, s'écorchant l'arcade sourcilière et déchirant au passage son pantalon au niveau du genou sous les yeux tantôt surpris, tantôt amusés des passants. Au moins, il se fondrait un peu plus dans le décor comme ça - #positiveattitude -.</text:p>
      <text:p text:style-name="Standard"/>
      <text:p text:style-name="Standard">-Mais aïeuh !</text:p>
      <text:p text:style-name="Standard"/>
      <text:p text:style-name="Standard">L'aventurier se releva promptement et reprit sa cavale, non sans au passage s'être excusé auprès du pauvre monsieur dont le cageot en question semblait être la maison -ou une partie en tout cas. Il parvint à rattraper le duo de fuyards après quelques minutes d'une course effrénée -principalement car ils s'étaient arrêtés pour cause d'impasse, le garçon coincé par sa partenaire. Elliot rejoignit cette dernière et se posa à ses côtés en tentant de reprendre son souffle une main sur la hanche. Après quelques secondes à haleter, il finit par se redresser et tendit la main vers le voleur, le fixant dans les yeux avec un étrange sourire sur le visage.</text:p>
      <text:p text:style-name="Standard"/>
      <text:p text:style-name="Standard">-Ok bonhomme, c'était marrant ce chat mais maintenant tu veux bien nous rendre cette lettre ? On en a un peu besoin tu vois...</text:p>
      <text:p text:style-name="Standard"/>
      <text:p text:style-name="Standard"><text:soft-page-break/>-Mhhhhhhhhhh Non ?</text:p>
      <text:p text:style-name="Standard"/>
      <text:p text:style-name="Standard">Son sourire s'élargit.</text:p>
      <text:p text:style-name="Standard"/>
      <text:p text:style-name="Standard">-Mhhhhhhhhhh, marrant ça fait deux fois que j'ai cette réponse en moins d'une demi-heure, lâcha-t-il en jetant un œil amusé à Anna. Va falloir être un peu plus originaux les enfants. De toute façon, qu'est-ce que tu penses bien pouvoir faire de ce truc ?</text:p>
      <text:p text:style-name="Standard"/>
      <text:p text:style-name="Standard">-Bah prend' l'argent qu'y'a d'dans tiens !</text:p>
      <text:p text:style-name="Standard"/>
      <text:p text:style-name="Standard">Elliot ne put retenir un petit rire.</text:p>
      <text:p text:style-name="Standard"/>
      <text:p text:style-name="Standard">-Eh bah tu vas être déçu. Je sais pas si tu as regardé à l'intérieur, mais y a pas d'argent, juste qu'une lettre.</text:p>
      <text:p text:style-name="Standard"/>
      <text:p text:style-name="Standard">Le garçon hésita un instant, très clairement méfiant vis-à-vis de ce drôle de type qui lui avait couru après. C'était peut-être une ruse pour endormir sa vigilance et récupérer l'enveloppe. Elliot lui fit un signe de tête en direction de celle-ci, l'incitant à l'ouvrir, et il s'exécuta, découvrant avec la déception annoncée un bout de papier sur lequel était écrit un simple paragraphe. L'adepte de Shou, concluant que l'incident était clos, fit un pas en avant pour venir récupérer l'objet de leur quête. Mais s'arrêta net, une expression incrédule sur le visage, alors que l'adolescent se mettait soudainement à... pleurer.</text:p>
      <text:p text:style-name="Standard"/>
      <text:p text:style-name="Standard">-Euh... ça va ?</text:p>
      <text:p text:style-name="Standard"/>
      <text:p text:style-name="Standard">Alors, out of nowhere, une minuscule silhouette sortit de derrière une poubelle au bout de l'impasse et vint s'approcher du garçon sanglotant pour lui tenir la main. C'était une petit fillette de six ou sept ans à tout casser, qui lança vers le conteur un regard où l'inquiétude le disputait à la misère. Les deux enfants avaient des ressemblances frappantes, jusqu'à leurs guenilles miteuses. Le doute n'était pas permis.</text:p>
      <text:p text:style-name="Standard"/>
      <text:p text:style-name="Standard">-... Évidemment.</text:p>
      <text:p text:style-name="P1">S'il y avait bien une chose à laquelle Elliot ne s'attendait pas à cet instant précis, c'était probablement de se faire incendier séance tenante par une pile électrique (anachronisme re-bonjour) blonde d'un mètre et demi en furie. C'est pourtant bel et bien ce qui se produisit sous son plus beau regard de merlan frit. Le garçon à la chevelure de paille écarquilla de grands yeux abasourdis en subissant l'ire de sa partenaire -appellation qu'il jugeait de moins en moins pertinente au fil des minutes- qui le fustigeait sans vergogne pour... l'avoir qualifiée d'enfant ? Même pour un être aussi déconnecté de la réalité qu'Elliot, la scène qui se déroulait devant lui était surréaliste.</text:p>
      <text:p text:style-name="Standard"/>
      <text:p text:style-name="Standard">Ce dernier ouvrit la bouche pour tenter de se défendre, mais sa chère coéquipière ne lui en laissa pas l'occasion et renchérit de plus bel en se tournant à nouveau vers le frère et la sœur mendiants. Shou, qu'est-ce qu'elle parlait ! Un tel débit, c'en était remarquable -et venant d'un expert en la matière, ça voulait dire quelque chose. Le conteur n'avait pas le temps d'en placer une, ce qui était suffisamment rare pour être souligné. Malheureusement pour la blondinette, la seule chose en ce monde qui avait le pouvoir de l'agacer, c'était qu'on l'empêche de s'exprimer. </text:p>
      <text:p text:style-name="Standard"/>
      <text:p text:style-name="Standard">Alors un phénomène étrange se produisit sous les yeux de l'ancien bourgeois : Annabeth, qui un instant plus tôt à peine était en train de lui passer une soufflante digne de ce nom, proposa alors aux deux bambins de leur céder tout qu'elle avait sur elle. Elliot fronça un sourcil en observant avec un peu plus d'attention la jeune femme ; vêtements rapiécés -voire simplement troués, comme le fit remarquer avec acidité le jeune voleur-, cheveux en bataille, voleuse à la tire... elle n'avait clairement pas le profil à rouler sur l'or, et proposer dans ces conditions aussi spontanément son argent -particulièrement à un garçon qui venait de tenter de la détrousser et par la même occasion de faire échouer leur mission- relevait d'une abnégation des plus pures.</text:p>
      <text:p text:style-name="Standard"/>
      <text:p text:style-name="Standard">-C'est vrai que t'aurais pu faire un effort vestimentaire pour l'occasion.</text:p>
      <text:p text:style-name="Standard"/>
      <text:p text:style-name="Standard">Un sourire -un peu plus subtile qu'à l'ordinaire- éclaira le visage du garçon. Peut-être que finalement, derrière ses airs de petite peste, il y avait quelque chose à faire de cette... Les élans d'empathie d'Elliot furent stoppés aussi sec qu'ils étaient apparus alors qu'Annabeth se tournait vers lui pour l'engueuler à nouveau comme du poisson pourri sans aucune raison. </text:p>
      <text:p text:style-name="Standard"/>
      <text:p text:style-name="Standard">-Alors, pour le sang sur le pantalon, je peux tout... Pour changer, il n'eut pas le temps de terminer sa phrase. Euuuuh... Alors, tu vas rire. Si, je suis tombé. Mais pour ma défense, ils rangent vraiment leur cageot n'importe comment par ici !</text:p>
      <text:p text:style-name="Standard"/>
      <text:p text:style-name="Standard">Et pour changer, la demoiselle ne l'écouta absolument pas. La voir déverser ainsi son ire son son compagnon avait visiblement provoqué le rire des deux gamins. Rire qui réussit on ne sait pas quel miracle à la faire taire pour une petite seconde, ce qui n'était pas un mince exploit contrairement aux apparences. Les deux têtes blondes échangèrent un regard -était-ce le premier ?- puis Annabeth se s'accroupit à côté de la petite sœur du brigand et lui proposa un marché. Marché qui, évidemment, reposait sur le fait d'enquiquiner Elliot. Pourquoi s'en priver après tout ? Le plan en question était au mieux bancal, allait leur faire perdre un temps fou -alors déjà qu'ils n'étaient plus en avance depuis un moment- sans compter qu'avec les difficultés de l'explorateur à naviguer de base dans la [strike]vie[/strike] rue, qu'est-ce que ce serait avec une gamine en plus sur le dos ? </text:p>
      <text:p text:style-name="Standard"/>
      <text:p text:style-name="Standard">Ce dernier jeta un regard emmerdé vers le (non) soleil qui commençait sa course descendante, puis regarda sa propre missive qu'il tenait toujours à la main. S'ils partaient maintenant en laissant les gamins ici et en pressant le pas, ils avaient toujours une chance d'arriver avant la fin de l'après-midi. Sinon... un sentiment un peu trop familier de tiraillement le saisit alors. Elliot [i]devait[/i] mener cette mission à son terme. Non pas qu'il apportait une quelconque espèce d'importance à cette lettre, mais sa curiosité avait été désormais bien trop attisée par toute cette histoire et il [i]fallait[/i] qu'il intègre ce groupe pour en apprendre plus. Il se voyait déjà, contant les aventures rocambolesques <text:soft-page-break/>d'Elliot et son Dieu le Grand Shou, devant une foule conquise... Mais, car il y a toujours un mais, ce plan était sans doute le seul moyen en leur possession de parvenir à faire accepter un peu d'argent à ces gosses. Et vu la gueule qu'ils avaient, ça ne leur ferait pas trop de mal... L'homme à la chevelure de paille plongea son regard azuré dans celui bicolore de son homologue de Tefnout, un peu plus sérieux qu'à son habitude et la fixa pendant un instant, avant de soupirer bruyamment.</text:p>
      <text:p text:style-name="Standard"/>
      <text:p text:style-name="Standard">-Cet idiot-là a un nom. Eliott. Allez viens petite, tu vas nous montrer le chemin. C'est quoi ton prénom à toi ?</text:p>
      <text:p text:style-name="Standard"/>
      <text:p text:style-name="Standard">Le jeune homme se pencha pour soulever sans mal la petite fille et la hisser sur ses épaules, avant de sortir de cette impasse dans laquelle ils étaient restés déjà trop longtemps. La petite troupe reprit alors la route des Q.G des deux Notos, tentant tant bien que mal d'accélérer un peu le pas. Au bout d'un moment, Elliot rompit le silence et interrogea la petite tête blonde sur son dos.</text:p>
      <text:p text:style-name="Standard"/>
      <text:p text:style-name="Standard">-T'as lu ce qu'il y avait dans la lettre ? Oh, tu sais pas lire j'imagine... Tu veux que la madame te la lise ?</text:p>
      <text:p text:style-name="P1">Elliot avait visiblement réussi le petit exploit d'adoucir sa partenaire, qui sembla enfin prête à accepter qu'ils allaient devoir faire équipe qu'elle le veuille ou non. L'intéressée vint même poser une main reconnaissante sur son avant-bras, lui tirant un léger frisson au contact de peau et un nouveau sourire bienveillant et lui offrit son nom en retour du sien. Annabeth... Annabeth et Elliot. Oui, ça pouvait marcher. L'aventure, renforcée de deux nouvelles recrues, put ainsi reprendre sous des auspices bien plus apaisés si l'on exceptait le bougon James qui ne semblait pas convaincu le moins du monde par la « livraison particulière » de sa sœur. Il allait leur falloir trouver à terme un moyen de le contenter. Pour l'heure, la fine équipe voguait au gré des ruelles -aussi mystérieuses qu'avant aux yeux d'Elliot.</text:p>
      <text:p text:style-name="Standard"/>
      <text:p text:style-name="Standard">Anna sembla hésiter un instant avant de lire sa missive à Amber, mais finit par s'y coller. Ou plutôt, par faire mine de s'y coller, inventant une histoire à dormir debout selon laquelle la petite fille avait pour mission sacrée de rapprocher les deux têtes de mule. A l'écoute de la dernière phrase l'adepte de Shou lâcha un rire franc et plein de joie. Si d'ordinaire il préférait être celui qui racontait des histoires, il avait trouvé l'improvisation bien sentie et avait été tellement surpris par la fin qu'il n'avait pas pu se retenir de rigoler. </text:p>
      <text:p text:style-name="Standard"/>
      <text:p text:style-name="Standard">-Que voilà une sacrée mission pour toi Amber ! Tu feras attention aussi, ils ne l'ont pas marqué pour éviter de finir transformés en crapaud, mais il paraît qu'Anna a été maudite et qu'elle se transforme parfois d'adorable fille en vilaine sorcière. Il chuchota la fin, suffisamment fort cependant pour que la concernée l'entendre. Alors évite de trop l'énerver...</text:p>
      <text:p text:style-name="Standard"/>
      <text:p text:style-name="Standard">Elliot lâcha un clin d’œil complice à sa cavalière et reprit la marche. L'exercice, déjà malaisé, devint presque mission impossible pour lui lorsqu'Amber décida de corser les choses en lui mettant les mains devant les yeux. Il ne pouvait désormais plus se fier qu'à ses indications souvent approximatives, parfois complètement aléatoires... Le temps passait et à chaque minute qui s'égrenait, le quatuor semblait avancer un peu moins vite vers l'objectif. Sans compter qu'avec cette nouvelle technique à l'aveugle le risque de finir à l'hôpital était devenu beaucoup plus probable. Oui, à ce stade, on pouvait dire que l'accident était plus ou moins inévitable. Fort heureusement pour Elliot, Annabeth était trop occupée à gérer James pour ce rendre compte de sa nouvelle absurdité inconsciente. Ce dernier semblait beaucoup moins amusé par cette escapade que le reste de la troupe, allant jusqu'à être franchement désagréable -bon, on ne pouvait pas vraiment l'en blâmer, il faudrait sans doute plus qu'une balade avec des inconnus pour lui faire oublier une vie de misère et de larcins. C'est alors qu'Annabeth suggéra que son coéquipier l'embauche, provoquant un nouvel éclat de rire sonore de celui-ci, que probablement personne ne comprit...</text:p>
      <text:p text:style-name="Standard"/>
      <text:p text:style-name="Standard">Il n'eut pas le temps d'expliquer cette soudaine crise d'hilarité. Les yeux toujours masqués et son rire couvrant le « Attention ! » que lui lançait Amber, Elliot n'avait absolument aucune chance d'éviter la servante qui se dirigeait d'un pas pressé à contresens dans leur direction. Il la percuta de plein fouet, recouvrant par la même la vue tandis que la petite fille libérait ses yeux pour s'accrocher à son cou et ainsi éviter de faire un vol plané. Le choc fut relativement brutal, mais par un étrange miracle l'aventurier parvint à conserver l'équilibre, pouvant de ce fait observer avec stupeur l'interminable pile de papiers s'envoler haut dans le ciel. Si cet événement s'était produit vingt-sept ans plus tard, Henry Heyl aurait eu le temps de déposer son brevet pour l'agrafeuse et les feuilles auraient été solidement maintenues les unes aux autres, évitant le désastre avant même qu'il ne commence. Seulement voilà, on était en 1850. Comble de malchance, un violent coup de vent secoua Londres à cet instant précis. C'est pour ces deux très précises raisons que chacun des prospectus était à présent en train de s'éparpiller dans un coin différent de la place sur laquelle ils étaient arrivés.</text:p>
      <text:p text:style-name="Standard"/>
      <text:p text:style-name="Standard">-Oups.</text:p>
      <text:p text:style-name="Standard"/>
      <text:p text:style-name="Standard"><text:soft-page-break/>-Oh... nononononononononon, je ne peux pas faire ça !!! Maître Eolas va me tuer si je perds sa commande ! Cépapossible !</text:p>
      <text:p text:style-name="Standard"/>
      <text:p text:style-name="Standard">L'espace d'une seconde, le garçon à la chevelure de paille resta interdit, comme tétanisé devant l'ampleur de la catastrophe. Puis il réagit finalement. Il posa Amber au sol avant de bondir à la poursuite des prospectus avant qu'ils ne s'éloignent hors de vue, qu'ils ne se fassent trop piétinés ou arrachés. Tout en attrapant au vol un papier, Elliot se tourna vers la petite fille qu'il venait de déposer.</text:p>
      <text:p text:style-name="Standard"/>
      <text:p text:style-name="Standard">-Ok, nouveau jeu Amber ! Celui qui récupère le plus de papiers gagne.... La montre d'Anna !</text:p>
      <text:p text:style-name="Standard"/>
      <text:p text:style-name="Standard">Sans véritablement attendre de voir si elle avait réagi, il continua sur sa lancée. Malheureusement, trop absorbé qu'il était dans sa nouvelle quête, Elliot ne faisait pas vraiment gaffe aux autres passants sur son chemin, et il en percuta un bon nombre à grand renforts de « Pardon. » et de « Excusez-moi », tant et si bien qu'une partie des badauds commençait à le regarder d'un œil mauv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11:57:56.64</meta:creation-date>
    <dc:date>2020-09-24T18:29:20.01</dc:date>
    <meta:editing-duration>PT9H21M44S</meta:editing-duration>
    <meta:editing-cycles>1271</meta:editing-cycles>
    <meta:generator>OpenOffice/4.1.7$Win32 OpenOffice.org_project/417m1$Build-9800</meta:generator>
    <meta:document-statistic meta:table-count="0" meta:image-count="0" meta:object-count="0" meta:page-count="8" meta:paragraph-count="54" meta:word-count="4081" meta:character-count="24466"/>
  </office:meta>
</office:document-meta>
</file>